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0.8263in"/>
        </style:tab-stops>
      </style:paragraph-properties>
    </style:style>
    <style:style style:name="P3" style:parent-style-name="Normal" style:family="paragraph">
      <style:paragraph-properties>
        <style:tab-stops>
          <style:tab-stop style:type="left" style:position="0.8263in"/>
        </style:tab-stops>
      </style:paragraph-properties>
    </style:style>
    <style:style style:name="P4" style:parent-style-name="Normal" style:family="paragraph">
      <style:paragraph-properties>
        <style:tab-stops>
          <style:tab-stop style:type="left" style:position="0.8263in"/>
        </style:tab-stops>
      </style:paragraph-properties>
    </style:style>
    <style:style style:name="P5" style:parent-style-name="Normal" style:family="paragraph">
      <style:paragraph-properties>
        <style:tab-stops>
          <style:tab-stop style:type="left" style:position="0.8263in"/>
        </style:tab-stops>
      </style:paragraph-properties>
    </style:style>
    <style:style style:name="P6" style:parent-style-name="Normal" style:family="paragraph">
      <style:paragraph-properties>
        <style:tab-stops>
          <style:tab-stop style:type="left" style:position="0.8263in"/>
        </style:tab-stops>
      </style:paragraph-properties>
    </style:style>
    <style:style style:name="P7" style:parent-style-name="Normal" style:family="paragraph">
      <style:paragraph-properties>
        <style:tab-stops>
          <style:tab-stop style:type="left" style:position="0.8263in"/>
        </style:tab-stops>
      </style:paragraph-properties>
    </style:style>
    <style:style style:name="T8" style:parent-style-name="Accentuation" style:family="text">
      <style:text-properties style:text-position="super 63.6%"/>
    </style:style>
  </office:automatic-styles>
  <office:body>
    <office:text text:use-soft-page-breaks="true">
      <text:p text:style-name="P1"/>
      <text:p text:style-name="P2">Introduction :<text:s/></text:p>
      <text:p text:style-name="P3"/>
      <text:p text:style-name="P4"><text:tab/>La femme et l’homme ont une place qui leur a été définie dans notre société depuis des siècles. La place de la femme a été déterminée par des normes sexistes, stigmatisantes et discriminatoires qui ont<text:s/>parcourues le temps sans être la cible de changements drastiques. On a ordonné à la femme, le devoir de rester à la maison, s’occuper de l’éducation des enfants et de ne pas se mêler des affaires extérieures à son domicile. Cette constante oppression n’a fait qu’alimenter un désir de liberté et d’émancipation chez beaucoup de ses femmes. De ce fait, c’est son image qui a évolué au cours du temps.<text:s/></text:p>
      <text:p text:style-name="P5"/>
      <text:p text:style-name="P6"><text:tab/>Depuis les prémisses de l’humanité croyante ou non, la femme a toujours été sujette à des contestations quant<text:s/>à leur légitimité d’exister. Fut un temps, on l’accusait facilement d’être à l’origine des maux des hommes et en était le souffre-douleur. Dans le contexte religieux, la femme part déjà avec un handicap. En effet,<text:s/>si on se<text:s/>contente d’écouter, peu attentivement,<text:s/>l’histoire d’Adam et<text:s/>Ève, on en vient facilement à la conclusion : Ève a cédé au pêché en croquant le fruit défendu et elle a fait commettre l’irréparable à son compagnon Adam. Surtout qu’en France, jusqu’en 1882, il n’était pas donné à tous d’avoir la possibilité de lire, d’étudier et comprendre les textes religieux. La religion étant le vecteur principal d’éducation il était prévisible que l’image de la femme en prendrait un coup, la décrédibilisant d’office.<text:s/></text:p>
      <text:p text:style-name="P7"><text:tab/>Parallèlement, on peut penser que la femme n’était considérée que par sa beauté et le fait qu’elle mettait au monde la progéniture. Cette pensée est énormément retranscrite à travers l’art, on peut citer<text:s/>l’Origine<text:s/>du monde, de Gustave Courbet.<text:s/>Il est indéniable de penser que la femme n’était pas reconnue pour bien d’autres choses à cette époque pré-<text:span text:style-name="Accentuation">XX<text:s/></text:span><text:span text:style-name="T8">e<text:s/></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1-25T14:01:00Z</meta:creation-date>
    <dc:date>2020-11-25T16:36:00Z</dc:date>
    <meta:template xlink:href="Normal.dotm" xlink:type="simple"/>
    <meta:editing-cycles>6</meta:editing-cycles>
    <meta:editing-duration>PT7440S</meta:editing-duration>
    <meta:document-statistic meta:page-count="1" meta:paragraph-count="3" meta:word-count="280" meta:character-count="1820" meta:row-count="12" meta:non-whitespace-character-count="1543"/>
  </office:meta>
</office:document-meta>
</file>